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25b9" officeooo:paragraph-rsid="000925b9"/>
    </style:style>
    <style:style style:name="P2" style:family="paragraph" style:parent-style-name="Standard">
      <style:text-properties officeooo:rsid="000925b9" officeooo:paragraph-rsid="0009e178"/>
    </style:style>
    <style:style style:name="P3" style:family="paragraph" style:parent-style-name="Standard">
      <style:text-properties officeooo:rsid="0009e178" officeooo:paragraph-rsid="0009e178"/>
    </style:style>
    <style:style style:name="P4" style:family="paragraph" style:parent-style-name="Standard">
      <style:text-properties officeooo:rsid="0009e178" officeooo:paragraph-rsid="000cd7aa"/>
    </style:style>
    <style:style style:name="P5" style:family="paragraph" style:parent-style-name="Standard">
      <style:text-properties officeooo:rsid="000cd7aa" officeooo:paragraph-rsid="000cd7aa"/>
    </style:style>
    <style:style style:name="P6" style:family="paragraph" style:parent-style-name="Standard" style:list-style-name="L1">
      <style:text-properties officeooo:rsid="000925b9" officeooo:paragraph-rsid="000925b9"/>
    </style:style>
    <style:style style:name="P7" style:family="paragraph" style:parent-style-name="Standard" style:list-style-name="L1">
      <style:text-properties officeooo:rsid="000925b9" officeooo:paragraph-rsid="0009e178"/>
    </style:style>
    <style:style style:name="P8" style:family="paragraph" style:parent-style-name="Standard" style:list-style-name="L1">
      <style:text-properties officeooo:rsid="00092b85" officeooo:paragraph-rsid="00092b85"/>
    </style:style>
    <style:style style:name="P9" style:family="paragraph" style:parent-style-name="Standard" style:list-style-name="L1">
      <style:text-properties officeooo:rsid="00092b85" officeooo:paragraph-rsid="0009e178"/>
    </style:style>
    <style:style style:name="P10" style:family="paragraph" style:parent-style-name="Standard" style:list-style-name="L1">
      <style:text-properties officeooo:rsid="0009e178" officeooo:paragraph-rsid="0009e178"/>
    </style:style>
    <style:style style:name="P11" style:family="paragraph" style:parent-style-name="Standard" style:list-style-name="L2">
      <style:text-properties officeooo:rsid="0009e178" officeooo:paragraph-rsid="0009e178"/>
    </style:style>
    <style:style style:name="P12" style:family="paragraph" style:parent-style-name="Standard" style:list-style-name="L2">
      <style:text-properties officeooo:rsid="0009e178" officeooo:paragraph-rsid="000cd7aa"/>
    </style:style>
    <style:style style:name="P13" style:family="paragraph" style:parent-style-name="Standard" style:list-style-name="L2">
      <style:text-properties officeooo:rsid="000ad37b" officeooo:paragraph-rsid="000ad37b"/>
    </style:style>
    <style:style style:name="P14" style:family="paragraph" style:parent-style-name="Standard" style:list-style-name="L2">
      <style:text-properties officeooo:rsid="000ad37b" officeooo:paragraph-rsid="000cd7aa"/>
    </style:style>
    <style:style style:name="P15" style:family="paragraph" style:parent-style-name="Standard" style:list-style-name="L2">
      <style:text-properties officeooo:rsid="000c574a" officeooo:paragraph-rsid="000c574a"/>
    </style:style>
    <style:style style:name="P16" style:family="paragraph" style:parent-style-name="Standard" style:list-style-name="L2">
      <style:text-properties officeooo:rsid="000c574a" officeooo:paragraph-rsid="000cd7aa"/>
    </style:style>
    <style:style style:name="P17" style:family="paragraph" style:parent-style-name="Standard" style:list-style-name="L2">
      <style:text-properties officeooo:rsid="000c574a" officeooo:paragraph-rsid="000df6d9"/>
    </style:style>
    <style:style style:name="P18" style:family="paragraph" style:parent-style-name="Standard" style:list-style-name="L2">
      <style:text-properties officeooo:rsid="000cd7aa" officeooo:paragraph-rsid="000cd7aa"/>
    </style:style>
    <style:style style:name="P19" style:family="paragraph" style:parent-style-name="Standard" style:list-style-name="L2">
      <style:text-properties officeooo:rsid="000df6d9" officeooo:paragraph-rsid="000df6d9"/>
    </style:style>
    <style:style style:name="T1" style:family="text">
      <style:text-properties officeooo:rsid="0009e178"/>
    </style:style>
    <style:style style:name="T2" style:family="text">
      <style:text-properties officeooo:rsid="000cd7aa"/>
    </style:style>
    <style:style style:name="T3" style:family="text">
      <style:text-properties officeooo:rsid="000d7efc"/>
    </style:style>
    <style:style style:name="T4" style:family="text">
      <style:text-properties officeooo:rsid="000df6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21 Knapp → Profilstraße</text:p>
      <text:p text:style-name="P1"/>
      <text:list xml:id="list231814916" text:style-name="L1">
        <text:list-item>
          <text:p text:style-name="P6">Ende rechts → Silscheder Straße</text:p>
        </text:list-item>
        <text:list-item>
          <text:p text:style-name="P6">Ende rechts → Obervogelsanger Straße</text:p>
        </text:list-item>
        <text:list-item>
          <text:p text:style-name="P6">Kreisel 3. → HST Westerbauer Schleife</text:p>
        </text:list-item>
        <text:list-item>
          <text:p text:style-name="P6">nach HST Martinstraße rechts → Martinstraße</text:p>
        </text:list-item>
        <text:list-item>
          <text:p text:style-name="P6">nach Brücke rechts → Gabelsberger Straße</text:p>
        </text:list-item>
        <text:list-item>
          <text:p text:style-name="P6">Ende links → Kipperstraße</text:p>
        </text:list-item>
        <text:list-item>
          <text:p text:style-name="P6">nächste links → Dickenbruchstraße</text:p>
        </text:list-item>
        <text:list-item>
          <text:p text:style-name="P6">Ende links → Voerder Straße</text:p>
        </text:list-item>
        <text:list-item>
          <text:p text:style-name="P6">Links → Vollbrinkstraße</text:p>
        </text:list-item>
        <text:list-item>
          <text:p text:style-name="P6">→ HST Hüttenplatz/GWG</text:p>
        </text:list-item>
        <text:list-item>
          <text:p text:style-name="P6">Ende rechts → HST Haspe Zentrum → HST Hasper Torhaus</text:p>
        </text:list-item>
        <text:list-item>
          <text:p text:style-name="P6">rechts → Berliner Straße</text:p>
        </text:list-item>
        <text:list-item>
          <text:p text:style-name="P6">rechts → Heilig-Geist-Straße</text:p>
        </text:list-item>
        <text:list-item>
          <text:p text:style-name="P6">links → Hestertstraße</text:p>
        </text:list-item>
        <text:list-item>
          <text:p text:style-name="P6">rechts weiter auf Hestertstraße</text:p>
        </text:list-item>
        <text:list-item>
          <text:p text:style-name="P6">links → Sachsenstraße</text:p>
        </text:list-item>
        <text:list-item>
          <text:p text:style-name="P8">Ende links → Hördenstraße</text:p>
        </text:list-item>
        <text:list-item>
          <text:p text:style-name="P8">Ende Ampel rechts → Konrad-Adenauer-Ring</text:p>
        </text:list-item>
        <text:list-item>
          <text:p text:style-name="P8">rechts → Rehstraße</text:p>
        </text:list-item>
        <text:list-item>
          <text:p text:style-name="P8">links → Lange Straße</text:p>
        </text:list-item>
        <text:list-item>
          <text:p text:style-name="P8">Ende rechts → Bergischer Ring</text:p>
        </text:list-item>
        <text:list-item>
          <text:p text:style-name="P8">Loch links → Goldbergstraße</text:p>
        </text:list-item>
        <text:list-item>
          <text:p text:style-name="P8">Jeykll &amp; Hyde links → Hochstraße</text:p>
        </text:list-item>
        <text:list-item>
          <text:p text:style-name="P8">Ende rechts → Konkordiastraße</text:p>
        </text:list-item>
        <text:list-item>
          <text:p text:style-name="P8">Ende links → Elberfelder Straße</text:p>
        </text:list-item>
        <text:list-item>
          <text:p text:style-name="P8">Ampel nach HST Schwenke rechts → HA BHF</text:p>
        </text:list-item>
        <text:list-item>
          <text:p text:style-name="P8">Alhagener Brücke (Günlük Taze) rechts</text:p>
        </text:list-item>
        <text:list-item>
          <text:p text:style-name="P8">→ Innenstadt</text:p>
        </text:list-item>
        <text:list-item>
          <text:p text:style-name="P8">Kreisel 2. gerade aus</text:p>
        </text:list-item>
        <text:list-item>
          <text:p text:style-name="P8">Ampel Sanitätshaus Riepe gerade aus</text:p>
        </text:list-item>
        <text:list-item>
          <text:p text:style-name="P8">Ampel nach HST Landgericht rechts → Heinitzstraße → Eduard-Müller-Straße</text:p>
        </text:list-item>
        <text:list-item>
          <text:p text:style-name="P8">links → Lützowstraße</text:p>
        </text:list-item>
        <text:list-item>
          <text:p text:style-name="P8">Ende rechts → Feldstraße</text:p>
        </text:list-item>
        <text:list-item>
          <text:p text:style-name="P8">links → Flensburgstraße → HST Tondernstraße</text:p>
        </text:list-item>
        <text:list-item>
          <text:p text:style-name="P8">halb rechts weiter auf → Flensburgstraße</text:p>
        </text:list-item>
        <text:list-item>
          <text:p text:style-name="P8">Ende links → Berchumstraße → HST Spessartstraße</text:p>
        </text:list-item>
        <text:list-item>
          <text:p text:style-name="P8">links → Sauerlandstraße → HST Sauerlandstraße</text:p>
        </text:list-item>
        <text:list-item>
          <text:p text:style-name="P10">rechts → Industriestraße → unteres Lennetal</text:p>
        </text:list-item>
        <text:list-item>
          <text:p text:style-name="P10">Ampel links, nach HST Rohrstraße → Bandstahlstraße</text:p>
        </text:list-item>
        <text:list-item>
          <text:p text:style-name="P10">rechts → Federstraße/HST Federstraße</text:p>
        </text:list-item>
        <text:list-item>
          <text:p text:style-name="P10">Ende rechts → Buschmühlenstraße</text:p>
        </text:list-item>
        <text:list-item>
          <text:p text:style-name="P10">rechts → Profilstraße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Linie 521 <text:span text:style-name="T1">Westerbauer BHF</text:span> → Profilstraße</text:p>
      <text:p text:style-name="P2"/>
      <text:list xml:id="list111742943166937" text:continue-numbering="true" text:style-name="L1">
        <text:list-item>
          <text:p text:style-name="P10">Wendeschleife Jungfernbruch drehen</text:p>
        </text:list-item>
        <text:list-item>
          <text:p text:style-name="P10">Ende links → Enneper Straße → HST Nordstraße</text:p>
        </text:list-item>
        <text:list-item>
          <text:p text:style-name="P7">nach HST Martinstraße rechts → Martinstraße</text:p>
        </text:list-item>
        <text:list-item>
          <text:p text:style-name="P7">nach Brücke rechts → Gabelsberger Straße</text:p>
        </text:list-item>
        <text:list-item>
          <text:p text:style-name="P7">Ende links → Kipperstraße</text:p>
        </text:list-item>
        <text:list-item>
          <text:p text:style-name="P7">nächste links → Dickenbruchstraße</text:p>
        </text:list-item>
        <text:list-item>
          <text:p text:style-name="P7">Ende links → Voerder Straße</text:p>
        </text:list-item>
        <text:list-item>
          <text:p text:style-name="P7">Links → Vollbrinkstraße</text:p>
        </text:list-item>
        <text:list-item>
          <text:p text:style-name="P7">→ HST Hüttenplatz/GWG</text:p>
        </text:list-item>
        <text:list-item>
          <text:p text:style-name="P7">Ende rechts → HST Haspe Zentrum → HST Hasper Torhaus</text:p>
        </text:list-item>
        <text:list-item>
          <text:p text:style-name="P7">rechts → Berliner Straße</text:p>
        </text:list-item>
        <text:list-item>
          <text:p text:style-name="P7">rechts → Heilig-Geist-Straße</text:p>
        </text:list-item>
        <text:list-item>
          <text:p text:style-name="P7">links → Hestertstraße</text:p>
        </text:list-item>
        <text:list-item>
          <text:p text:style-name="P7">rechts weiter auf Hestertstraße</text:p>
        </text:list-item>
        <text:list-item>
          <text:p text:style-name="P7">links → Sachsenstraße</text:p>
        </text:list-item>
        <text:list-item>
          <text:p text:style-name="P9">Ende links → Hördenstraße</text:p>
        </text:list-item>
        <text:list-item>
          <text:p text:style-name="P9">Ende Ampel rechts → Konrad-Adenauer-Ring</text:p>
        </text:list-item>
        <text:list-item>
          <text:p text:style-name="P9">rechts → Rehstraße</text:p>
        </text:list-item>
        <text:list-item>
          <text:p text:style-name="P9">links → Lange Straße</text:p>
        </text:list-item>
        <text:list-item>
          <text:p text:style-name="P9">Ende rechts → Bergischer Ring</text:p>
        </text:list-item>
        <text:list-item>
          <text:p text:style-name="P9">Loch links → Goldbergstraße</text:p>
        </text:list-item>
        <text:list-item>
          <text:p text:style-name="P9">Jeykll &amp; Hyde links → Hochstraße</text:p>
        </text:list-item>
        <text:list-item>
          <text:p text:style-name="P9">Ende rechts → Konkordiastraße</text:p>
        </text:list-item>
        <text:list-item>
          <text:p text:style-name="P9">Ende links → Elberfelder Straße</text:p>
        </text:list-item>
        <text:list-item>
          <text:p text:style-name="P9">Ampel nach HST Schwenke rechts → HA BHF</text:p>
        </text:list-item>
        <text:list-item>
          <text:p text:style-name="P9">Alhagener Brücke (Günlük Taze) rechts</text:p>
        </text:list-item>
        <text:list-item>
          <text:p text:style-name="P9">→ Innenstadt</text:p>
        </text:list-item>
        <text:list-item>
          <text:p text:style-name="P9">Kreisel 2. gerade aus</text:p>
        </text:list-item>
        <text:list-item>
          <text:p text:style-name="P9">Ampel Sanitätshaus Riepe gerade aus</text:p>
        </text:list-item>
        <text:list-item>
          <text:p text:style-name="P9">Ampel nach HST Landgericht rechts → Heinitzstraße → Eduard-Müller-Straße</text:p>
        </text:list-item>
        <text:list-item>
          <text:p text:style-name="P9">links → Lützowstraße</text:p>
        </text:list-item>
        <text:list-item>
          <text:p text:style-name="P9">Ende rechts → Feldstraße</text:p>
        </text:list-item>
        <text:list-item>
          <text:p text:style-name="P9">links → Flensburgstraße → HST Tondernstraße</text:p>
        </text:list-item>
        <text:list-item>
          <text:p text:style-name="P9">halb rechts weiter auf → Flensburgstraße</text:p>
        </text:list-item>
        <text:list-item>
          <text:p text:style-name="P9">Ende links → Berchumstraße → HST Spessartstraße</text:p>
        </text:list-item>
        <text:list-item>
          <text:p text:style-name="P9">links → Sauerlandstraße → HST Sauerlandstraße</text:p>
        </text:list-item>
        <text:list-item>
          <text:p text:style-name="P10">rechts → Industriestraße → unteres Lennetal</text:p>
        </text:list-item>
        <text:list-item>
          <text:p text:style-name="P10">Ampel links, nach HST Rohrstraße → Bandstahlstraße</text:p>
        </text:list-item>
        <text:list-item>
          <text:p text:style-name="P10">rechts → Federstraße/HST Federstraße</text:p>
        </text:list-item>
        <text:list-item>
          <text:p text:style-name="P10">Ende rechts → Buschmühlenstraße</text:p>
        </text:list-item>
        <text:list-item>
          <text:p text:style-name="P10">rechts → Profilstraße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inie 521 Profilstraße → <text:span text:style-name="T2">Knapp</text:span></text:p>
      <text:p text:style-name="P3"/>
      <text:list xml:id="list105491461" text:style-name="L2">
        <text:list-item>
          <text:p text:style-name="P11">Wendeschleife drehen</text:p>
        </text:list-item>
        <text:list-item>
          <text:p text:style-name="P11">Ende links → Buschmühlenstraße</text:p>
        </text:list-item>
        <text:list-item>
          <text:p text:style-name="P11">links → Federnstraße</text:p>
        </text:list-item>
        <text:list-item>
          <text:p text:style-name="P11">Ende links → Bandstahlstraße</text:p>
        </text:list-item>
        <text:list-item>
          <text:p text:style-name="P11">rechts → Industriestraße → HST Rohrstraße</text:p>
        </text:list-item>
        <text:list-item>
          <text:p text:style-name="P11">Ende links → Sauerlandstraße</text:p>
        </text:list-item>
        <text:list-item>
          <text:p text:style-name="P11">Ende rechts → Berchumer Straße</text:p>
        </text:list-item>
        <text:list-item>
          <text:p text:style-name="P11">nach HST Spessartstraße rechts→ Flensburgstraße</text:p>
        </text:list-item>
        <text:list-item>
          <text:p text:style-name="P11">nach HST Tondernstraße links → Ampel</text:p>
        </text:list-item>
        <text:list-item>
          <text:p text:style-name="P11">Ampel gerade aus → Lützowstraße</text:p>
        </text:list-item>
        <text:list-item>
          <text:p text:style-name="P13">nach HST Rubensstraße rechts → Bülowstraße</text:p>
        </text:list-item>
        <text:list-item>
          <text:p text:style-name="P13">Ampel Landgericht links → Heinitzstraße</text:p>
        </text:list-item>
        <text:list-item>
          <text:p text:style-name="P13">Ampel Sanitätshaus Riepe gerade aus</text:p>
        </text:list-item>
        <text:list-item>
          <text:p text:style-name="P13">Kreisel 2. gerade aus</text:p>
        </text:list-item>
        <text:list-item>
          <text:p text:style-name="P13">→ Innenstadt</text:p>
        </text:list-item>
        <text:list-item>
          <text:p text:style-name="P13">Ampel HST Volkspark gerade aus</text:p>
        </text:list-item>
        <text:list-item>
          <text:p text:style-name="P13">Althagener Brücke (Günlük Taze) links → HA BHF</text:p>
        </text:list-item>
        <text:list-item>
          <text:p text:style-name="P13">Sondersignal Schwenke links</text:p>
        </text:list-item>
        <text:list-item>
          <text:p text:style-name="P13">HST Theater rechts → Konkordiastraße</text:p>
        </text:list-item>
        <text:list-item>
          <text:p text:style-name="P13">nächste links → Hochstraße</text:p>
        </text:list-item>
        <text:list-item>
          <text:p text:style-name="P13">Jekyll &amp; Hyde rechts → Kampstraße</text:p>
        </text:list-item>
        <text:list-item>
          <text:p text:style-name="P13">rechts → Bergischer Ring</text:p>
        </text:list-item>
        <text:list-item>
          <text:p text:style-name="P15">Feuerwehr links → Lange Straße</text:p>
        </text:list-item>
        <text:list-item>
          <text:p text:style-name="P15">Ende rechts → Rehstraße</text:p>
        </text:list-item>
        <text:list-item>
          <text:p text:style-name="P15">Ende links → Konrad-Adenauer-Ring</text:p>
        </text:list-item>
        <text:list-item>
          <text:p text:style-name="P15">Ampel links → Hördenstraße <text:span text:style-name="T4">(nach Eugen-Richter-Straße/Gebr. Nolte/Autohaus Boden Parkplatz/Caritas)</text:span></text:p>
        </text:list-item>
        <text:list-item>
          <text:p text:style-name="P15">rechts → Sachsenstraße</text:p>
        </text:list-item>
        <text:list-item>
          <text:p text:style-name="P15">rechts → Hestertstraße</text:p>
        </text:list-item>
        <text:list-item>
          <text:p text:style-name="P15"><text:span text:style-name="T4">halb </text:span>links weiter auf → Hestertstraße</text:p>
        </text:list-item>
        <text:list-item>
          <text:p text:style-name="P19">halb rechts weiter auf → Hestertstraße</text:p>
        </text:list-item>
        <text:list-item>
          <text:p text:style-name="P15">Ende links → Berliner Straße</text:p>
        </text:list-item>
        <text:list-item>
          <text:p text:style-name="P15">Märkische Bank links → Swollinskystraße</text:p>
        </text:list-item>
        <text:list-item>
          <text:p text:style-name="P15">nach HST Zentrum Haspe links → Werkstraße</text:p>
        </text:list-item>
        <text:list-item>
          <text:p text:style-name="P15">Ende rechts → Voerder Straße</text:p>
        </text:list-item>
        <text:list-item>
          <text:p text:style-name="P15">rechts → Haenelstraße</text:p>
        </text:list-item>
        <text:list-item>
          <text:p text:style-name="P15">nächste links → Kleinbahnstraße</text:p>
        </text:list-item>
        <text:list-item>
          <text:p text:style-name="P15">nächste rechts → Dammstraße</text:p>
        </text:list-item>
        <text:list-item>
          <text:p text:style-name="P15">nach HST Stolzestraße rechts → Stolzestraße</text:p>
        </text:list-item>
        <text:list-item>
          <text:p text:style-name="P15">nächste links → Gabelsbergstraße</text:p>
        </text:list-item>
        <text:list-item>
          <text:p text:style-name="P15">Ende <text:span text:style-name="T3">links</text:span> → Kipperstraße</text:p>
        </text:list-item>
        <text:list-item>
          <text:p text:style-name="P15">nächste <text:span text:style-name="T3">links</text:span> → Dieckenbruchstraße</text:p>
        </text:list-item>
        <text:list-item>
          <text:p text:style-name="P15">links Stolzestraße</text:p>
        </text:list-item>
        <text:list-item>
          <text:p text:style-name="P15">gerade aus Martinstraße</text:p>
        </text:list-item>
        <text:list-item>
          <text:p text:style-name="P15">Ende links → Enneper Straße</text:p>
        </text:list-item>
        <text:list-item>
          <text:p text:style-name="P18">Kreisel HST Westerbauer Schleife 1. rechts → Vogelsanger Straße</text:p>
        </text:list-item>
        <text:list-item>
          <text:p text:style-name="P18">links Silscheder Straße</text:p>
        </text:list-item>
        <text:list-item>
          <text:p text:style-name="P18">links → Knapp</text:p>
        </text:list-item>
      </text:list>
      <text:p text:style-name="P5"/>
      <text:p text:style-name="P5"/>
      <text:p text:style-name="P5"><text:soft-page-break/></text:p>
      <text:p text:style-name="P5"/>
      <text:p text:style-name="P4">Linie 521 Profilstraße → <text:span text:style-name="T2">Westerbauer BHF</text:span></text:p>
      <text:p text:style-name="P4"/>
      <text:list xml:id="list111741816358476" text:continue-numbering="true" text:style-name="L2">
        <text:list-item>
          <text:p text:style-name="P12">Wendeschleife drehen</text:p>
        </text:list-item>
        <text:list-item>
          <text:p text:style-name="P12">Ende links → Buschmühlenstraße</text:p>
        </text:list-item>
        <text:list-item>
          <text:p text:style-name="P12">links → Federnstraße</text:p>
        </text:list-item>
        <text:list-item>
          <text:p text:style-name="P12">Ende links → Bandstahlstraße</text:p>
        </text:list-item>
        <text:list-item>
          <text:p text:style-name="P12">rechts → Industriestraße → HST Rohrstraße</text:p>
        </text:list-item>
        <text:list-item>
          <text:p text:style-name="P12">Ende links → Sauerlandstraße</text:p>
        </text:list-item>
        <text:list-item>
          <text:p text:style-name="P12">Ende rechts → Berchumer Straße</text:p>
        </text:list-item>
        <text:list-item>
          <text:p text:style-name="P12">nach HST Spessartstraße rechts→ Flensburgstraße</text:p>
        </text:list-item>
        <text:list-item>
          <text:p text:style-name="P12">nach HST Tondernstraße links → Ampel</text:p>
        </text:list-item>
        <text:list-item>
          <text:p text:style-name="P12">Ampel gerade aus → Lützowstraße</text:p>
        </text:list-item>
        <text:list-item>
          <text:p text:style-name="P14">nach HST Rubensstraße rechts → Bülowstraße</text:p>
        </text:list-item>
        <text:list-item>
          <text:p text:style-name="P14">Ampel Landgericht links → Heinitzstraße</text:p>
        </text:list-item>
        <text:list-item>
          <text:p text:style-name="P14">Ampel Sanitätshaus Riepe gerade aus</text:p>
        </text:list-item>
        <text:list-item>
          <text:p text:style-name="P14">Kreisel 2. gerade aus</text:p>
        </text:list-item>
        <text:list-item>
          <text:p text:style-name="P14">→ Innenstadt</text:p>
        </text:list-item>
        <text:list-item>
          <text:p text:style-name="P14">Ampel HST Volkspark gerade aus</text:p>
        </text:list-item>
        <text:list-item>
          <text:p text:style-name="P14">Althagener Brücke (Günlük Taze) links → HA BHF</text:p>
        </text:list-item>
        <text:list-item>
          <text:p text:style-name="P14">Sondersignal Schwenke links</text:p>
        </text:list-item>
        <text:list-item>
          <text:p text:style-name="P14">HST Theater rechts → Konkordiastraße</text:p>
        </text:list-item>
        <text:list-item>
          <text:p text:style-name="P14">nächste links → Hochstraße</text:p>
        </text:list-item>
        <text:list-item>
          <text:p text:style-name="P14">Jekyll &amp; Hyde rechts → Kampstraße</text:p>
        </text:list-item>
        <text:list-item>
          <text:p text:style-name="P14">rechts → Bergischer Ring</text:p>
        </text:list-item>
        <text:list-item>
          <text:p text:style-name="P16">Feuerwehr links → Lange Straße</text:p>
        </text:list-item>
        <text:list-item>
          <text:p text:style-name="P16">Ende rechts → Rehstraße</text:p>
        </text:list-item>
        <text:list-item>
          <text:p text:style-name="P16">Ende links → Konrad-Adenauer-Ring</text:p>
        </text:list-item>
        <text:list-item>
          <text:p text:style-name="P17">Ampel links → Hördenstraße <text:span text:style-name="T4">(nach Eugen-Richter-Straße/Gebr. Nolte/Autohaus Boden Parkplatz/Caritas)</text:span></text:p>
        </text:list-item>
        <text:list-item>
          <text:p text:style-name="P16">rechts → Sachsenstraße</text:p>
        </text:list-item>
        <text:list-item>
          <text:p text:style-name="P16">rechts → Hestertstraße</text:p>
        </text:list-item>
        <text:list-item>
          <text:p text:style-name="P16"><text:span text:style-name="T4">halb </text:span>links weiter auf → Hestertstraße</text:p>
        </text:list-item>
        <text:list-item>
          <text:p text:style-name="P19">halb rechts weiter auf → Hestertstraße</text:p>
        </text:list-item>
        <text:list-item>
          <text:p text:style-name="P16">Ende links → Berliner Straße</text:p>
        </text:list-item>
        <text:list-item>
          <text:p text:style-name="P16">Märkische Bank links → Swollinskystraße</text:p>
        </text:list-item>
        <text:list-item>
          <text:p text:style-name="P16">nach HST Zentrum Haspe links → Werkstraße</text:p>
        </text:list-item>
        <text:list-item>
          <text:p text:style-name="P16">Ende rechts → Voerder Straße</text:p>
        </text:list-item>
        <text:list-item>
          <text:p text:style-name="P16">rechts → Haenelstraße</text:p>
        </text:list-item>
        <text:list-item>
          <text:p text:style-name="P16">nächste links → Kleinbahnstraße</text:p>
        </text:list-item>
        <text:list-item>
          <text:p text:style-name="P16">nächste rechts → Dammstraße</text:p>
        </text:list-item>
        <text:list-item>
          <text:p text:style-name="P16">nach HST Stolzestraße rechts → Stolzestraße</text:p>
        </text:list-item>
        <text:list-item>
          <text:p text:style-name="P16">nächste links → Gabelsbergstraße</text:p>
        </text:list-item>
        <text:list-item>
          <text:p text:style-name="P16">Ende <text:span text:style-name="T3">links</text:span> → Kipperstraße</text:p>
        </text:list-item>
        <text:list-item>
          <text:p text:style-name="P16">nächste <text:span text:style-name="T3">links</text:span> → Dieckenbruchstraße</text:p>
        </text:list-item>
        <text:list-item>
          <text:p text:style-name="P16">links Stolzestraße</text:p>
        </text:list-item>
        <text:list-item>
          <text:p text:style-name="P16">gerade aus Martinstraße</text:p>
        </text:list-item>
        <text:list-item>
          <text:p text:style-name="P16">Ende links → Enneper Straße</text:p>
        </text:list-item>
        <text:list-item>
          <text:p text:style-name="P18">nach HST Nordstraße rechts → Nordstraße</text:p>
        </text:list-item>
        <text:list-item>
          <text:p text:style-name="P18">Wendeschleife Jungfernbusch drehen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8:36:33.740317244</meta:creation-date>
    <dc:date>2020-05-20T10:30:36.367984268</dc:date>
    <meta:editing-duration>P3DT21M</meta:editing-duration>
    <meta:editing-cycles>3</meta:editing-cycles>
    <meta:generator>LibreOffice/6.0.7.3$Linux_X86_64 LibreOffice_project/00m0$Build-3</meta:generator>
    <meta:print-date>2020-05-20T11:10:42.881213452</meta:print-date>
    <meta:document-statistic meta:table-count="0" meta:image-count="0" meta:object-count="0" meta:page-count="4" meta:paragraph-count="180" meta:word-count="1027" meta:character-count="5988" meta:non-whitespace-character-count="5317"/>
  </office:meta>
</office:document-meta>
</file>